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23:07:35.5938765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0.2$MacOSX_X86_64 LibreOffice_project/06b618bb6f431d27fd2def25aa19c833e29b61cd</meta:generator>
  </office:meta>
</office:document-meta>
</file>